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AYARI TUESTA, BLANCA NELI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107522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RAYARI TUESTA, BLANCA NELI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10752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61075223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5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406151</text:p>
          </table:table-cell>
          <table:table-cell table:style-name="Tabla2.A2" office:value-type="string">
            <text:p text:style-name="P7">3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EL FLETE TERRESTRE LO ABONARA SUSANA CARRIÓ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04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